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376cm"/>
    </style:style>
    <style:style style:name="co9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number-columns-repeated="49" table:default-cell-style-name="ce1"/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2016年度</text:p>
          </table:table-cell>
          <table:covered-table-cell/>
          <table:table-cell table:style-name="ce10" office:value-type="string" calcext:value-type="string" table:number-columns-spanned="3" table:number-rows-spanned="1">
            <text:p>2017年度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2018年度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12" office:value-type="string" calcext:value-type="string" table:number-columns-spanned="2" table:number-rows-spanned="1">
            <text:p>2022年度</text:p>
          </table:table-cell>
          <table:covered-table-cell table:style-name="ce12"/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12/16</text:p>
          </table:table-cell>
          <table:table-cell table:style-name="ce3" office:value-type="string" calcext:value-type="string">
            <text:p>?/?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:.Q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:.Q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6:.Q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:.Q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8:.Q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:.Q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:.Q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1:.Q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2:.Q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3:.Q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4:.Q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5:.Q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6:.Q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7:.Q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18:.Q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19:.Q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20:.Q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1:.Q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23:.Q2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24:.Q2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5:.Q2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6:.Q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7:.Q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8:.Q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9:.Q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0:.Q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1:.Q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2:.Q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3:.Q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4:.Q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5:.Q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36:.Q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37:.Q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8:.Q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9:.Q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40:.Q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2:.Q4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3:.Q4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4:.Q4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45:.Q4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6:.Q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7:.Q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8:.Q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9:.Q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0:.Q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1:.Q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2:.Q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3:.Q5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4:.Q5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55:.Q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56:.Q5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57:.Q5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58:.Q5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59:.Q5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1:.Q6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2:.Q6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63:.Q6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4:.Q6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5:.Q6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6:.Q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7:.Q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8:.Q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9:.Q6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0:.Q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1:.Q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2:.Q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3:.Q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74:.Q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75:.Q7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76:.Q7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77:.Q7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78:.Q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80:.Q8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1:.Q8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82:.Q8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3:.Q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4:.Q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5:.Q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6:.Q8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7:.Q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8:.Q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9:.Q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0:.Q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1:.Q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2:.Q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93:.Q9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94:.Q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95:.Q9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6:.Q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97:.Q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99:.Q9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0:.Q10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01:.Q10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2:.Q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3:.Q10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4:.Q10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5:.Q10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6:.Q10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7:.Q10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8:.Q10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9:.Q10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10:.Q1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11:.Q1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112:.Q1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113:.Q1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114:.Q1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15:.Q1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16:.Q1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17])" office:value-type="float" office:value="10" calcext:value-type="float">
            <text:p>10</text:p>
          </table:table-cell>
          <table:table-cell table:style-name="ce5" table:formula="of:=SUM([.E4:.E117])" office:value-type="float" office:value="10" calcext:value-type="float">
            <text:p>10</text:p>
          </table:table-cell>
          <table:table-cell table:style-name="ce5" table:formula="of:=SUM([.F4:.F117])" office:value-type="float" office:value="10" calcext:value-type="float">
            <text:p>10</text:p>
          </table:table-cell>
          <table:table-cell table:style-name="ce5" table:formula="of:=SUM([.G4:.G117])" office:value-type="float" office:value="10" calcext:value-type="float">
            <text:p>10</text:p>
          </table:table-cell>
          <table:table-cell table:style-name="ce5" table:formula="of:=SUM([.H4:.H117])" office:value-type="float" office:value="10" calcext:value-type="float">
            <text:p>10</text:p>
          </table:table-cell>
          <table:table-cell table:style-name="ce5" table:formula="of:=SUM([.I4:.I117])" office:value-type="float" office:value="10" calcext:value-type="float">
            <text:p>10</text:p>
          </table:table-cell>
          <table:table-cell table:style-name="ce5" table:formula="of:=SUM([.J4:.J117])" office:value-type="float" office:value="10" calcext:value-type="float">
            <text:p>10</text:p>
          </table:table-cell>
          <table:table-cell table:style-name="ce5" table:formula="of:=SUM([.K4:.K117])" office:value-type="float" office:value="10" calcext:value-type="float">
            <text:p>10</text:p>
          </table:table-cell>
          <table:table-cell table:style-name="ce5" table:formula="of:=SUM([.L4:.L117])" office:value-type="float" office:value="10" calcext:value-type="float">
            <text:p>10</text:p>
          </table:table-cell>
          <table:table-cell table:style-name="ce5" table:formula="of:=SUM([.M4:.M117])" office:value-type="float" office:value="10" calcext:value-type="float">
            <text:p>10</text:p>
          </table:table-cell>
          <table:table-cell table:style-name="ce5" table:formula="of:=SUM([.N4:.N117])" office:value-type="float" office:value="10" calcext:value-type="float">
            <text:p>10</text:p>
          </table:table-cell>
          <table:table-cell table:style-name="ce5" table:formula="of:=SUM([.O4:.O117])" office:value-type="float" office:value="10" calcext:value-type="float">
            <text:p>10</text:p>
          </table:table-cell>
          <table:table-cell table:style-name="ce5" table:formula="of:=SUM([.P4:.P117])" office:value-type="float" office:value="10" calcext:value-type="float">
            <text:p>10</text:p>
          </table:table-cell>
          <table:table-cell table:style-name="ce8"/>
          <table:table-cell table:style-name="ce5" table:formula="of:=SUM([.R4:.R117])" office:value-type="float" office:value="130" calcext:value-type="float">
            <text:p>13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3"/>
        </table:table-row>
        <table:table-row table:style-name="ro1" table:number-rows-repeated="1048456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4T14:58:05.794201754</dc:date>
    <meta:editing-cycles>18</meta:editing-cycles>
    <meta:editing-duration>PT1H23M17S</meta:editing-duration>
    <meta:document-statistic meta:table-count="1" meta:cell-count="632" meta:object-count="0"/>
  </office:meta>
</office:document-meta>
</file>